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9D000003D66CA1861B.png"/>
  <manifest:file-entry manifest:media-type="image/png" manifest:full-path="Pictures/10000000000002A50000015695ABA5C6.png"/>
  <manifest:file-entry manifest:media-type="image/png" manifest:full-path="Pictures/10000000000002A500000156E298B23E.png"/>
  <manifest:file-entry manifest:media-type="image/png" manifest:full-path="Pictures/10000000000002A500000156280A08BF.png"/>
  <manifest:file-entry manifest:media-type="image/png" manifest:full-path="Pictures/100000000000029D000003D68613DFDE.png"/>
  <manifest:file-entry manifest:media-type="image/png" manifest:full-path="Pictures/1000000000000500000003D8CE35D84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ui-monospace" svg:font-family="ui-monospace, SFMono-Regular, 'SF Mono', Menlo, Consolas, 'Liberation Mono', 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57606a" fo:letter-spacing="normal"/>
    </style:style>
    <style:style style:name="T2" style:family="text">
      <style:text-properties fo:font-variant="normal" fo:text-transform="none" fo:color="#57606a" style:font-name="ui-monospace" fo:font-size="10.5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AREA 3</text:p>
      <text:p text:style-name="Standard"/>
      <text:p text:style-name="Standard"><draw:frame draw:style-name="fr1" draw:name="gráficos1" text:anchor-type="paragraph" svg:width="17cm" svg:height="8.587cm" draw:z-index="0"><draw:image xlink:href="Pictures/10000000000002A500000156E298B23E.png" xlink:type="simple" xlink:show="embed" xlink:actuate="onLoad"/></draw:frame></text:p>
      <text:p text:style-name="Standard"/>
      <text:p text:style-name="Standard"><draw:frame draw:style-name="fr2" draw:name="gráficos2" text:anchor-type="paragraph" svg:x="0.079cm" svg:y="0.055cm" svg:width="17cm" svg:height="8.587cm" draw:z-index="1"><draw:image xlink:href="Pictures/10000000000002A500000156280A08BF.png" xlink:type="simple" xlink:show="embed" xlink:actuate="onLoad"/></draw:frame></text:p>
      <text:p text:style-name="Standard"><draw:frame draw:style-name="fr2" draw:name="gráficos3" text:anchor-type="paragraph" svg:x="0cm" svg:y="0.688cm" svg:width="17cm" svg:height="24.954cm" draw:z-index="2"><draw:image xlink:href="Pictures/100000000000029D000003D68613DFDE.png" xlink:type="simple" xlink:show="embed" xlink:actuate="onLoad"/></draw:frame><text:soft-page-break/></text:p>
      <text:p text:style-name="P1"/>
      <text:p text:style-name="Standard"/>
      <text:p text:style-name="Standard"><draw:frame draw:style-name="fr2" draw:name="gráficos4" text:anchor-type="paragraph" svg:x="0.086cm" svg:y="0.238cm" svg:width="16.782cm" svg:height="8.587cm" draw:z-index="3"><draw:image xlink:href="Pictures/10000000000002A50000015695ABA5C6.png" xlink:type="simple" xlink:show="embed" xlink:actuate="onLoad"/></draw:frame></text:p>
      <text:p text:style-name="Standard"/>
      <text:p text:style-name="Standard">token generado:</text:p>
      <text:p text:style-name="Standard"/>
      <text:p text:style-name="P2"><text:span text:style-name="T1"> </text:span><text:bookmark text:name="new-oauth-token"/><text:span text:style-name="Source_20_Text"><text:span text:style-name="T2">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</text:span></text:span> </text:p>
      <text:p text:style-name="P2"/>
      <text:p text:style-name="P2"><draw:frame draw:style-name="fr1" draw:name="gráficos6" text:anchor-type="paragraph" svg:width="17cm" svg:height="13.069cm" draw:z-index="5"><draw:image xlink:href="Pictures/1000000000000500000003D8CE35D84F.png" xlink:type="simple" xlink:show="embed" xlink:actuate="onLoad"/></draw:frame></text:p>
      <text:p text:style-name="Standard"><draw:frame draw:style-name="fr2" draw:name="gráficos5" text:anchor-type="paragraph" svg:x="0cm" svg:y="13.464cm" svg:width="17cm" svg:height="24.954cm" draw:z-index="4"><draw:image xlink:href="Pictures/100000000000029D000003D66CA1861B.png" xlink:type="simple" xlink:show="embed" xlink:actuate="onLoad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ui-monospace" svg:font-family="ui-monospace, SFMono-Regular, 'SF Mono', Menlo, Consolas, 'Liberation Mono', 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 </meta:initial-creator>
    <meta:creation-date>2022-04-22T14:16:18.10</meta:creation-date>
    <dc:date>2022-04-22T17:58:45.85</dc:date>
    <dc:creator>m </dc:creator>
    <meta:editing-duration>PT2H22M3S</meta:editing-duration>
    <meta:editing-cycles>8</meta:editing-cycles>
    <meta:generator>OpenOffice/4.1.4$Win32 OpenOffice.org_project/414m5$Build-9788</meta:generator>
    <meta:document-statistic meta:table-count="0" meta:image-count="6" meta:object-count="0" meta:page-count="5" meta:paragraph-count="3" meta:word-count="5" meta:character-count="64"/>
  </office:meta>
</office:document-meta>
</file>